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3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8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9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19f92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2"><text:file-name text:display="name">UC02.01.00 - Manter Situação de Inscrições em Turmas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0-02-20">
            <text:p text:style-name="P1">20/0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3" office:value-type="date" office:date-value="2010-12-29">
            <text:p text:style-name="P1">29/1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Alterações de Usabilidade e Inclusão do registro de auditoria na pós-condição</text:p>
          </table:table-cell>
        </table:table-row>
      </table:table>
      <text:h text:style-name="P8" text:outline-level="3">Pré-condições</text:h>
      <text:list xml:id="list264982192" text:style-name="WW8Num2">
        <text:list-item>
          <text:p text:style-name="P4">Usuário autenticado no sistema com as permissões de “Coordenador”</text:p>
        </text:list-item>
        <text:list-item>
          <text:p text:style-name="P4">Usuário acionou a opção “Inscrições &gt;&gt; Manter Situação de Inscrições em Turma”;</text:p>
        </text:list-item>
      </text:list>
      <text:h text:style-name="P8" text:outline-level="3">Atores</text:h>
      <text:p text:style-name="Text_20_body">Coordenador (primário)</text:p>
      <text:h text:style-name="P8" text:outline-level="3">Fluxo Principal</text:h>
      <text:list xml:id="list1923293453" text:style-name="WW8Num3">
        <text:list-item>
          <text:p text:style-name="P5">Sistema solicita o curso;</text:p>
        </text:list-item>
        <text:list-item>
          <text:p text:style-name="P5">Coordenador informa o curso;</text:p>
        </text:list-item>
        <text:list-item>
          <text:p text:style-name="P5">Sistema exibe uma lista de turmas para o próximo período letivo do curso selecionado (informação essa que deve ser exibida no cabeçalho), com a situação 'LIBERADA' para solicitações de inscrição de acordo com o filtro escolhido, e para cada uma delas informa:</text:p>
          <text:list>
            <text:list-item>
              <text:p text:style-name="P5">O período do componente curricular da turma (no caso do curso de graduação: 1º período, 5º período, etc.);</text:p>
            </text:list-item>
            <text:list-item>
              <text:p text:style-name="P5">A grade de horário em que foi disponibilizada (exemplo: A);</text:p>
            </text:list-item>
            <text:list-item>
              <text:p text:style-name="P5">O turno em que está sendo oferecida;</text:p>
            </text:list-item>
            <text:list-item>
              <text:p text:style-name="P5">A sigla da disciplina do componente curricular e, entre parênteses, a descrição da disciplina;</text:p>
            </text:list-item>
            <text:list-item>
              <text:p text:style-name="P5">A quantidade total de vagas ofertadas na turma;</text:p>
            </text:list-item>
            <text:list-item>
              <text:p text:style-name="P5">A quantidade de vagas disponíveis (total ofertado menos o total deferido);</text:p>
            </text:list-item>
            <text:list-item>
              <text:p text:style-name="P5">A quantidade total de indeferidos;</text:p>
            </text:list-item>
            <text:list-item>
              <text:p text:style-name="P5">e, a quantidade total de solicitações pendentes;</text:p>
            </text:list-item>
          </text:list>
        </text:list-item>
        <text:list-item>
          <text:p text:style-name="P5">Coordenador Acadêmico seleciona uma turma;</text:p>
        </text:list-item>
        <text:list-item>
          <text:p text:style-name="P5">Sistema exibe um quadro com detalhes da turma selecionada e uma lista de solicitações de inscrição de alunos na turma.</text:p>
          <text:list>
            <text:list-item>
              <text:p text:style-name="P5">No quadro de detalhes da turma, o sistema exibe:</text:p>
              <text:list>
                <text:list-item>
                  <text:p text:style-name="P5">A sigla do curso;</text:p>
                </text:list-item>
                <text:list-item>
                  <text:p text:style-name="P5">o período do componente curricular;</text:p>
                </text:list-item>
                <text:list-item>
                  <text:p text:style-name="P5">a grade de horário;</text:p>
                </text:list-item>
                <text:list-item>
                  <text:p text:style-name="P5">o turno da turma;</text:p>
                </text:list-item>
                <text:list-item>
                  <text:p text:style-name="P5">sigla/nome da disciplina do componente curricular da turma;</text:p>
                </text:list-item>
                <text:list-item>
                  <text:p text:style-name="P5">o total de vagas ofertadas;</text:p>
                </text:list-item>
                <text:list-item>
                  <text:p text:style-name="P5">o total de vagas disponíveis;</text:p>
                </text:list-item>
                <text:list-item>
                  <text:p text:style-name="P5">e, o total de solicitações</text:p>
                </text:list-item>
              </text:list>
            </text:list-item>
            <text:list-item>
              <text:p text:style-name="P5">O sistema exibe uma lista de solicitações, ordenadas pelo CR seguido do ano de ingresso. Para cada solicitação, o sistema exibe:</text:p>
              <text:list>
                <text:list-item>
                  <text:p text:style-name="P5">matrícula do aluno;</text:p>
                </text:list-item>
                <text:list-item>
                  <text:p text:style-name="P5">situação atual da matrícula do Aluno (CURSANDO, EVADIDO, etc.);</text:p>
                </text:list-item>
                <text:list-item>
                  <text:p text:style-name="P5"><text:soft-page-break/>nome do aluno;</text:p>
                </text:list-item>
                <text:list-item>
                  <text:p text:style-name="P5">turno de ingresso do Aluno;</text:p>
                </text:list-item>
                <text:list-item>
                  <text:p text:style-name="P5"><text:bookmark-start text:name="__DdeLink__630_1903858594"/>CR da matrícula;<text:bookmark-end text:name="__DdeLink__630_1903858594"/></text:p>
                </text:list-item>
                <text:list-item>
                  <text:p text:style-name="P5">histórico do aluno no componente curricular/disciplina em questão: exibir uma lista, ordenada da mais antiga para a mais nova, com o ano e o período letivo e a sigla da disciplina, separados por ponto e vírgula. Exemplo:<text:line-break/>2009.1 – RF; 2010.2 – RM</text:p>
                </text:list-item>
                <text:list-item>
                  <text:p text:style-name="P5">campo situação, exibindo se a solicitação está deferida, indeferida ou 'não avaliada';</text:p>
                </text:list-item>
                <text:list-item>
                  <text:p text:style-name="P5">opções de deferir (não já não estiver deferido), indeferir (se já não estiver indeferido) ou cancelar (se já não estiver deferido ou indeferido);</text:p>
                </text:list-item>
              </text:list>
            </text:list-item>
          </text:list>
        </text:list-item>
        <text:list-item>
          <text:p text:style-name="P5">O Coordenador clica em deferir em uma das solicitações;</text:p>
        </text:list-item>
        <text:list-item>
          <text:p text:style-name="P5">O sistema exibe em destaque a matrícula, nome do aluno, e uma opção confirmar;</text:p>
        </text:list-item>
        <text:list-item>
          <text:p text:style-name="P5">O Coordenador confirma o deferimento e o caso volta ao passo 5.</text:p>
        </text:list-item>
      </text:list>
      <text:p text:style-name="Standard"/>
      <text:h text:style-name="P8" text:outline-level="3">Fluxo Alternativo 1</text:h>
      <text:list xml:id="list2050737143" text:style-name="WW8Num4">
        <text:list-item>
          <text:p text:style-name="P6">Coordenador encerra execução do caso de uso a qualquer momento.</text:p>
        </text:list-item>
      </text:list>
      <text:p text:style-name="Standard"/>
      <text:h text:style-name="P8" text:outline-level="3">Fluxo Alternativo 2</text:h>
      <text:p text:style-name="Text_20_body">6A. Se a quantidade de inscrições deferidas exceder a quantidade de vagas oferecidas na <text:span text:style-name="Default_20_Paragraph_20_Font"><text:span text:style-name="T1">Turma</text:span></text:span>, o sistema emite um alerta e retorna ao passo 5.</text:p>
      <text:h text:style-name="P8" text:outline-level="3">Pós-condições</text:h>
      <text:list xml:id="list2046788457" text:style-name="WW8Num5">
        <text:list-item>
          <text:p text:style-name="P7">Sistema mudou a situação da solicitação de inscrição do aluno de REQ (solicitação requerida) para DEF (deferida) do aluno.</text:p>
        </text:list-item>
        <text:list-item>
          <text:p text:style-name="P7"><text:span text:style-name="Default_20_Paragraph_20_Font"><text:span text:style-name="T1">Turma</text:span></text:span> registrou como DEF (deferido) um número de alunos inferior ou igual ao número de vagas disponibilizadas;</text:p>
        </text:list-item>
        <text:list-item>
          <text:p text:style-name="P7"><text:bookmark-start text:name="__DdeLink__266_797543547"/><text:bookmark-start text:name="__DdeLink__762_797543547"/>Sistema registrou no log de auditoria no usuário atualmente logado no sistema, a seguinte mensagem: “Deferida a inscrição do aluno <text:span text:style-name="T1">FULANO</text:span>, matrícula <text:span text:style-name="T1">1234</text:span>, do curso <text:span text:style-name="T1">TASI – Tencologia em Análise de Sistemas Informatizados</text:span>, na turma da disciplina <text:span text:style-name="T1">RD1 – Redes I</text:span>, turno <text:span text:style-name="T1">MANHÃ</text:span>, grade <text:span text:style-name="T1">A</text:span><text:span text:style-name="T2">, no período letivo </text:span><text:span text:style-name="T1">2010.2</text:span><text:span text:style-name="T2">”;</text:span><text:bookmark-end text:name="__DdeLink__266_797543547"/><text:bookmark-end text:name="__DdeLink__762_797543547"/></text:p>
        </text:list-item>
      </text:list>
      <text:h text:style-name="P8" text:outline-level="3">Regras de Negócio</text:h>
      <text:p text:style-name="P3">RN03, RN04, RN05, RN06, RN08, RN09, RN10, RN11, RN12, <text:span text:style-name="T3">RN2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1-20T18:30:10</dc:date>
    <meta:editing-cycles>12</meta:editing-cycles>
    <meta:editing-duration>PT03H04M09S</meta:editing-duration>
    <meta:generator>OpenOffice.org/3.2$Linux OpenOffice.org_project/320m19$Build-9505</meta:generator>
    <meta:document-statistic meta:table-count="1" meta:image-count="0" meta:object-count="0" meta:page-count="2" meta:paragraph-count="61" meta:word-count="608" meta:character-count="3630"/>
    <dc:creator>mbelo </dc:creator>
    <meta:user-defined meta:name="_DocHome" meta:value-type="float">1971586133</meta:user-defined>
  </office:meta>
</office:document-meta>
</file>